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a2f05" officeooo:paragraph-rsid="000a2f05"/>
    </style:style>
    <style:style style:name="P2" style:family="paragraph" style:parent-style-name="Standard">
      <style:text-properties style:font-name="Ubuntu" fo:font-weight="bold" officeooo:rsid="000a2f05" officeooo:paragraph-rsid="000a2f05" style:font-weight-asian="bold" style:font-weight-complex="bold"/>
    </style:style>
    <style:style style:name="P3" style:family="paragraph" style:parent-style-name="Standard">
      <style:text-properties style:font-name="Ubuntu" fo:font-weight="bold" officeooo:rsid="000ef532" officeooo:paragraph-rsid="000ef532" style:font-weight-asian="bold" style:font-weight-complex="bold"/>
    </style:style>
    <style:style style:name="P4" style:family="paragraph" style:parent-style-name="Standard">
      <style:text-properties style:font-name="Ubuntu" fo:font-weight="bold" officeooo:rsid="000fa6c7" officeooo:paragraph-rsid="000fa6c7" style:font-weight-asian="bold" style:font-weight-complex="bold"/>
    </style:style>
    <style:style style:name="P5" style:family="paragraph" style:parent-style-name="Standard">
      <style:text-properties style:font-name="Ubuntu" fo:font-weight="normal" officeooo:rsid="000a2f05" officeooo:paragraph-rsid="000a2f05" style:font-weight-asian="normal" style:font-weight-complex="normal"/>
    </style:style>
    <style:style style:name="P6" style:family="paragraph" style:parent-style-name="Standard" style:list-style-name="L1">
      <style:text-properties style:font-name="Ubuntu" fo:font-weight="normal" officeooo:rsid="000a2f05" officeooo:paragraph-rsid="000a2f05" style:font-weight-asian="normal" style:font-weight-complex="normal"/>
    </style:style>
    <style:style style:name="P7" style:family="paragraph" style:parent-style-name="Standard" style:list-style-name="L1">
      <style:text-properties style:font-name="Ubuntu" fo:font-weight="normal" officeooo:rsid="000fa6c7" officeooo:paragraph-rsid="000fa6c7" style:font-weight-asian="normal" style:font-weight-complex="normal"/>
    </style:style>
    <style:style style:name="P8" style:family="paragraph" style:parent-style-name="Standard">
      <style:text-properties style:font-name="Ubuntu" fo:font-weight="normal" officeooo:rsid="0010cd23" officeooo:paragraph-rsid="0010cd23" style:font-weight-asian="normal" style:font-weight-complex="normal"/>
    </style:style>
    <style:style style:name="P9" style:family="paragraph" style:parent-style-name="Standard">
      <style:text-properties style:font-name="Ubuntu" fo:font-weight="normal" officeooo:rsid="0011a249" officeooo:paragraph-rsid="0011a249" style:font-weight-asian="normal" style:font-weight-complex="normal"/>
    </style:style>
    <style:style style:name="P10" style:family="paragraph" style:parent-style-name="Standard" style:list-style-name="L4">
      <style:text-properties style:font-name="Ubuntu" fo:font-weight="normal" officeooo:rsid="0012ba29" officeooo:paragraph-rsid="0012ba29" style:font-weight-asian="normal" style:font-weight-complex="normal"/>
    </style:style>
    <style:style style:name="P11" style:family="paragraph" style:parent-style-name="Standard" style:list-style-name="L4">
      <style:text-properties style:font-name="Ubuntu" fo:font-weight="normal" officeooo:rsid="00132d8f" officeooo:paragraph-rsid="00132d8f" style:font-weight-asian="normal" style:font-weight-complex="normal"/>
    </style:style>
    <style:style style:name="P12" style:family="paragraph" style:parent-style-name="Standard" style:list-style-name="L4">
      <style:text-properties style:font-name="Ubuntu" fo:font-weight="normal" officeooo:rsid="00153afb" officeooo:paragraph-rsid="00153afb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153afb" officeooo:paragraph-rsid="00153afb" style:font-weight-asian="normal" style:font-weight-complex="normal"/>
    </style:style>
    <style:style style:name="P14" style:family="paragraph" style:parent-style-name="Standard" style:list-style-name="L5">
      <style:text-properties style:font-name="Ubuntu" fo:font-weight="normal" officeooo:rsid="0015915a" officeooo:paragraph-rsid="0015915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2d8f"/>
    </style:style>
    <style:style style:name="T3" style:family="text">
      <style:text-properties officeooo:rsid="0013e8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</text:p>
      <text:p text:style-name="P1"><text:span text:style-name="T1">Project Aims</text:span></text:p>
      <text:list xml:id="list4162649886" text:style-name="L1">
        <text:list-item>
          <text:p text:style-name="P6">To engineer a mutant of P450 BM3 capable of primary metabolism of <text:s/>herbicides of interest.</text:p>
        </text:list-item>
        <text:list-item>
          <text:p text:style-name="P7">To explore the fesability of a machine learning based approach to enzyme design</text:p>
        </text:list-item>
        <text:list-item>
          <text:p text:style-name="P7">To create a reusable screening dataset for future machine learning…?</text:p>
        </text:list-item>
      </text:list>
      <text:p text:style-name="P5"/>
      <text:p text:style-name="P4">Introduction</text:p>
      <text:p text:style-name="P3"/>
      <text:p text:style-name="P8">Talk about lit, reusability of dataset,</text:p>
      <text:p text:style-name="P5"/>
      <text:p text:style-name="P9">Traditional P450 <text:s/>titration binding, how it works. Drawbacks (time consuming) + limitied throughput. Check variability in literature in different labs? Previous work.</text:p>
      <text:p text:style-name="P9"/>
      <text:p text:style-name="P2">Assay Development</text:p>
      <text:p text:style-name="P2"/>
      <text:p text:style-name="P9">Early iterations, pipette dispensing. Factors investigated:</text:p>
      <text:list xml:id="list3966350173" text:style-name="L4">
        <text:list-item>
          <text:p text:style-name="P10">Protein conc – not a big effect <text:span text:style-name="T2">but good signal in the region of 10 µM</text:span></text:p>
        </text:list-item>
        <text:list-item>
          <text:p text:style-name="P10">Bubbles are a problem, so spinning is necessary</text:p>
        </text:list-item>
        <text:list-item>
          <text:p text:style-name="P10">The putative scattering may be a result of plate absorbance</text:p>
        </text:list-item>
        <text:list-item>
          <text:p text:style-name="P10">Plate type – settled on Thermo</text:p>
        </text:list-item>
        <text:list-item>
          <text:p text:style-name="P11">Keeping DMSO constant – 5%</text:p>
        </text:list-item>
        <text:list-item>
          <text:p text:style-name="P11">Spin shift was good, but noise from pipettes was large, <text:span text:style-name="T3">specially a probem forsubstrates with a small signal (e.g. palmitic and lauric acid)</text:span></text:p>
        </text:list-item>
        <text:list-item>
          <text:p text:style-name="P12">Buffer experiments – Kcl not important – revisit model? /11_Validation</text:p>
        </text:list-item>
      </text:list>
      <text:p text:style-name="P13"/>
      <text:p text:style-name="P13">Switched to using the Echo</text:p>
      <text:list xml:id="list2401530397" text:style-name="L5">
        <text:list-item>
          <text:p text:style-name="P14">Settled on a K value</text:p>
        </text:list-item>
        <text:list-item>
          <text:p text:style-name="P14">Made scripts – design + analyis</text:p>
        </text:list-item>
        <text:list-item>
          <text:p text:style-name="P14">tested compounds – compared to titrations</text:p>
        </text:list-item>
        <text:list-item>
          <text:p text:style-name="P14">Debugging:</text:p>
          <text:list>
            <text:list-item>
              <text:p text:style-name="P14">well depth</text:p>
            </text:list-item>
            <text:list-item>
              <text:p text:style-name="P14">echo log</text:p>
            </text:list-item>
            <text:list-item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2:18:30.425378994</meta:creation-date>
    <dc:date>2019-12-16T18:17:42.527658427</dc:date>
    <meta:editing-duration>PT7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94" meta:character-count="1162" meta:non-whitespace-character-count="1000"/>
  </office:meta>
</office:document-meta>
</file>